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s/Version1" manifest:media-type=""/>
  <manifest:file-entry manifest:full-path="VersionList.xml" manifest:media-type="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e36e"/>
    </style:style>
    <style:style style:name="P2" style:family="paragraph" style:parent-style-name="Text_20_body">
      <style:text-properties officeooo:rsid="000b25a1" officeooo:paragraph-rsid="0009c6e0"/>
    </style:style>
    <style:style style:name="P3" style:family="paragraph" style:parent-style-name="Text_20_body">
      <style:text-properties officeooo:paragraph-rsid="0008eb8d"/>
    </style:style>
    <style:style style:name="P4" style:family="paragraph" style:parent-style-name="Heading_20_1">
      <style:text-properties officeooo:paragraph-rsid="0009c6e0"/>
    </style:style>
    <style:style style:name="P5" style:family="paragraph" style:parent-style-name="Heading_20_2">
      <style:text-properties officeooo:paragraph-rsid="0009c6e0"/>
    </style:style>
    <style:style style:name="P6" style:family="paragraph" style:parent-style-name="Heading_20_2">
      <style:text-properties officeooo:rsid="000e2763" officeooo:paragraph-rsid="0009c6e0"/>
    </style:style>
    <style:style style:name="P7" style:family="paragraph" style:parent-style-name="Text_20_body">
      <style:text-properties officeooo:rsid="0006e36e" officeooo:paragraph-rsid="0009c6e0"/>
    </style:style>
    <style:style style:name="T1" style:family="text">
      <style:text-properties officeooo:rsid="000567c2"/>
    </style:style>
    <style:style style:name="T2" style:family="text">
      <style:text-properties officeooo:rsid="0006e36e"/>
    </style:style>
    <style:style style:name="T3" style:family="text">
      <style:text-properties officeooo:rsid="0010374d"/>
    </style:style>
    <style:style style:name="T4" style:family="text">
      <style:text-properties officeooo:rsid="000e2763"/>
    </style:style>
    <style:style style:name="T5" style:family="text">
      <style:text-properties officeooo:rsid="000c8513"/>
    </style:style>
    <style:style style:name="T6" style:family="text">
      <style:text-properties officeooo:rsid="000fc5b5"/>
    </style:style>
    <style:style style:name="T7" style:family="text">
      <style:text-properties officeooo:rsid="0011577b"/>
    </style:style>
    <style:style style:name="T8" style:family="text">
      <style:text-properties officeooo:rsid="001270f7"/>
    </style:style>
    <style:style style:name="T9" style:family="text">
      <style:text-properties officeooo:rsid="0013861d"/>
    </style:style>
    <style:style style:name="T10" style:family="text">
      <style:text-properties officeooo:rsid="00153cea"/>
    </style:style>
    <style:style style:name="T11" style:family="text">
      <style:text-properties officeooo:rsid="00151840"/>
    </style:style>
    <style:style style:name="T12" style:family="text">
      <style:text-properties officeooo:rsid="0008eb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0001 Ja to viem (hudba a text: Eliška)</text:h>
      <text:p text:style-name="Text_20_body">G C G C G C D<text:line-break/>Ja to viem, ja to viem, ja to viem, že Ty ma pochopíš. (posilníš, počuješ)</text:p>
      <text:p text:style-name="Text_20_body">G C G C G C D<text:line-break/>Ja to viem, ja to viem, ja to viem, že Ty ma potešíš. (oslobodíš, mi rozumieš)</text:p>
      <text:p text:style-name="Text_20_body">Cmaj7 G Cmaj7 D C (D) G(C) e(c) (G)<text:line-break/>Ref.: Ty si verný, verný Boh, Ty si verný, verný Pán, [: Tak Ti spievam pieseň chvá-ál.:]</text:p>
      <text:h text:style-name="Heading_20_1" text:outline-level="1"><text:span text:style-name="T1">0002 </text:span>Hľadajte Pána <text:span text:style-name="T1">(</text:span>hudba a text: Eliška<text:span text:style-name="T1">)</text:span></text:h>
      <text:p text:style-name="Text_20_body"><text:span text:style-name="T1">A d G C(B) E(G)<text:line-break/>Ref: [</text:span>: Hľadajte P<text:span text:style-name="T1">á</text:span>na, k<text:span text:style-name="T1">ý</text:span>m Ho možno n<text:span text:style-name="T1">á</text:span>jsť,:<text:span text:style-name="T1">]</text:span> <text:span text:style-name="T1">[</text:span>: volajte k Nemu, kým je na<text:span text:style-name="T1"> </text:span>blízku.:<text:span text:style-name="T1">]</text:span></text:p>
      <text:p text:style-name="Text_20_body"/>
      <text:p text:style-name="Text_20_body">C G F G C<text:line-break/><text:span text:style-name="T1">1</text:span>. <text:span text:style-name="T1">[: </text:span>Príď, Pane, a nemeškaj, zbav svoj ľud zlých skutkov.:<text:span text:style-name="T1">]</text:span></text:p>
      <text:p text:style-name="Text_20_body"><text:span text:style-name="T1">2</text:span>. Pamätaj na nás z lásky, Pane. Z lásky k svojmu ľudu. Navštív nás svojou spásou.</text:p>
      <text:h text:style-name="Heading_20_1" text:outline-level="1"><text:span text:style-name="T1">0003 </text:span>Treba sa nám vrátiť k Tebe <text:span text:style-name="T1">(</text:span>hudba a text: Eliška<text:span text:style-name="T1">)</text:span></text:h>
      <text:p text:style-name="Text_20_body">d(C,B) A d<text:line-break/><text:span text:style-name="T1">Ref.:</text:span> Treba sa nám vrátiť (3 <text:span text:style-name="T1">×</text:span>) k Tebe, Otče náš.</text:p>
      <text:p text:style-name="Text_20_body"/>
      <text:p text:style-name="Text_20_body">d C B A<text:line-break/><text:span text:style-name="T1">1. </text:span>Treba veľa mať, treba známym byť, veľa zarábať, kopu utratiť.</text:p>
      <text:p text:style-name="Text_20_body"><text:span text:style-name="T2">2</text:span>. Treba známych mať, konto založiť, treba vyhrávať a život využiť.</text:p>
      <text:p text:style-name="Text_20_body"/>
      <text:p text:style-name="P1">d C B B<text:line-break/><text:span text:style-name="T2">Ref.</text:span>: Všetko trvá iba chvíľku, iba krátky čas. Všetko sú to smeti, ja som prázdny zas.</text:p>
      <text:h text:style-name="Heading_20_1" text:outline-level="1"><text:span text:style-name="T2">0004 </text:span>Nové prikázanie <text:span text:style-name="T2">(</text:span>hudba a text: Eliška<text:span text:style-name="T2">)</text:span></text:h>
      <text:p text:style-name="Text_20_body"><text:span text:style-name="T2">D h D A7 G A D D7 G A<text:line-break/>[</text:span>: Nové prikázanie ja dnes dávam vám,:| |:by ste sa milovali, ako som ja miloval vás.:|</text:p>
      <text:p text:style-name="Text_20_body"><text:span text:style-name="T2">A A9 A A9 D D9 A<text:line-break/>Ref.:</text:span> <text:span text:style-name="T2">[</text:span>: Aj vy sa tak milujte.:<text:span text:style-name="T2">]</text:span></text:p>
      <text:h text:style-name="Heading_20_1" text:outline-level="1"><text:span text:style-name="T2">0005 </text:span>Bože, odpusť mi môj hriech <text:span text:style-name="T2">(</text:span>hudba a text: Eliška<text:span text:style-name="T2">)</text:span></text:h>
      <text:p text:style-name="P1">d c B d B a<text:span text:style-name="T2">7</text:span> B a<text:span text:style-name="T2">7</text:span> B <text:span text:style-name="T2">C d<text:line-break/>[</text:span>: Bože, odpusť mi môj hr<text:span text:style-name="T2">i</text:span>ech:<text:span text:style-name="T2">] [</text:span>: a nezabúdaj, a nezabúdaj na <text:span text:style-name="T2">S</text:span>vojho služobn<text:span text:style-name="T2">í</text:span>ka.:<text:span text:style-name="T2">]</text:span></text:p>
      <text:h text:style-name="Heading_20_1" text:outline-level="1"><text:span text:style-name="T12">0006 </text:span>Bože, prí<text:span text:style-name="T2">ď</text:span> mi na pomoc <text:span text:style-name="T2">(</text:span>hudba <text:span text:style-name="T2">a </text:span>text: Eliška<text:span text:style-name="T2">)</text:span></text:h>
      <text:p text:style-name="Text_20_body"><text:span text:style-name="T2">D</text:span> A h G <text:span text:style-name="T2">A<text:line-break/></text:span>Bože, príď mi na pomoc, Pane, pon<text:span text:style-name="T2">á</text:span>hľaj sa mi pom<text:span text:style-name="T2">ô</text:span>cť!</text:p>
      <text:p text:style-name="Text_20_body"><text:span text:style-name="T2">D </text:span>A h <text:span text:style-name="T2">G </text:span>e A<text:line-break/><text:soft-page-break/>Ja verím, že skrývaš v <text:span text:style-name="T2">S</text:span>ebe tú moc, tak volám: „Príď mi pomôcť.“</text:p>
      <text:p text:style-name="Text_20_body"/>
      <text:p text:style-name="P1">D h G A A<text:span text:style-name="T2">7</text:span><text:line-break/>R<text:span text:style-name="T2">ef.</text:span>: <text:span text:style-name="T2">[</text:span>: Nevládzem ďalej bez Teba žiť, znova <text:span text:style-name="T2">si</text:span> mi to ukázal,</text:p>
      <text:p text:style-name="P1"><text:span text:style-name="T2">D </text:span>h G A A<text:span text:style-name="T2">7</text:span><text:line-break/>nevládzem ďalej bez Teba ísť, vyznávam: „Si m<text:span text:style-name="T2">ô</text:span>j P<text:span text:style-name="T2">á</text:span>-<text:span text:style-name="T2">á</text:span>n.“:<text:span text:style-name="T2">]</text:span></text:p>
      <text:h text:style-name="Heading_20_1" text:outline-level="1"><text:span text:style-name="T12">0007 </text:span>Zlož svoju starosť <text:span text:style-name="T2">(hudba a text: Eliška)</text:span></text:h>
      <text:p text:style-name="Text_20_body">G e C D<text:line-break/><text:span text:style-name="T2">[</text:span>: Zlož svoju starosť na Pána (2 <text:span text:style-name="T2">×</text:span>) a On sa už postará.:<text:span text:style-name="T2">]</text:span></text:p>
      <text:p text:style-name="P3">e C a D<text:line-break/><text:span text:style-name="T2">[</text:span>: Nebudem sa báť, lebo Ty si so mnou, nebudem sa báť, Pane môj.:<text:span text:style-name="T2">]</text:span></text:p>
      <text:h text:style-name="Heading_20_1" text:outline-level="1"><text:span text:style-name="T3">0008 </text:span>Pán je moje svetlo a moja spása</text:h>
      <text:h text:style-name="P6" text:outline-level="2">Hudba a text: Eliška</text:h>
      <text:p text:style-name="P2">C GF C(G) F G (G7)<text:line-break/>[: Pán je moje svetlo a moja spása.:] [: Tak čoho sa mám báť?!:]</text:p>
      <text:p text:style-name="P2">a F G<text:line-break/>[: On je so mnou a nedovolí, by sa mi noha zachvela.:]</text:p>
      <text:h text:style-name="P4" text:outline-level="1"><text:span text:style-name="T3">0009 </text:span>Spievajme Pánovi novú pieseň</text:h>
      <text:h text:style-name="P5" text:outline-level="2"><text:span text:style-name="T4">H</text:span>udba a text: Eliška</text:h>
      <text:p text:style-name="P2">D G A D G A D<text:line-break/>Ref.: [: Spievajme Pánovi novú pieseň. Spievajme „<text:span text:style-name="T5">Al</text:span>eluja!“:<text:span text:style-name="T5">]</text:span></text:p>
      <text:p text:style-name="P2"/>
      <text:p text:style-name="P2">G A G A<text:span text:style-name="T5">7</text:span><text:line-break/>1. On je kráľov Kráľ. On je pánov Pán.</text:p>
      <text:p text:style-name="P2">2. On je Záchranca môj, On je Osloboditeľ môj.</text:p>
      <text:p text:style-name="P2">3. On je <text:span text:style-name="T5">S</text:span>ila moja, On je <text:span text:style-name="T5">P</text:span>evnosť moja.</text:p>
      <text:p text:style-name="P2">4. On je <text:span text:style-name="T5">P</text:span>astier môj, áno, On je Boh môj.</text:p>
      <text:p text:style-name="P2">5. On je <text:span text:style-name="T5">R</text:span>adosť moja, On je <text:span text:style-name="T5">C</text:span>hvála Siona.</text:p>
      <text:p text:style-name="P2">6. On je Baránok náš, Ježiš Kristus, náš Pán.</text:p>
      <text:h text:style-name="P4" text:outline-level="1"><text:span text:style-name="T3">0010 </text:span>Ďakujem</text:h>
      <text:h text:style-name="P5" text:outline-level="2"><text:span text:style-name="T4">H</text:span>udba a text: Eliška</text:h>
      <text:p text:style-name="P2">C G <text:span text:style-name="T5">C</text:span> G <text:span text:style-name="T5">C</text:span> <text:span text:style-name="T5">C7</text:span> F <text:span text:style-name="T5">C</text:span> G <text:span text:style-name="T5">C</text:span> <text:s/>G <text:span text:style-name="T5">C</text:span><text:line-break/>Ďakujem, ďakujem. Koľko Ťa to stálo, kým si ma to naučil: „<text:span text:style-name="T5">Ď</text:span>akujem.“</text:p>
      <text:h text:style-name="P4" text:outline-level="1"><text:span text:style-name="T3">0011 </text:span>Otče môj, Otče môj</text:h>
      <text:h text:style-name="P5" text:outline-level="2"><text:span text:style-name="T4">H</text:span>udba a text: Eliška</text:h>
      <text:p text:style-name="P2"><text:span text:style-name="T4">D e4 e D D7 D4 G D e A<text:line-break/></text:span>Otče, mô-ôj, Otče, môj, O--otče, môj, ja Ťa chválim, chválim.</text:p>
      <text:p text:style-name="P2"><text:span text:style-name="T4">D </text:span>e<text:span text:style-name="T4">4</text:span> e G <text:span text:style-name="T4">D</text:span> D<text:span text:style-name="T4">7</text:span> G <text:span text:style-name="T4">D</text:span> e <text:span text:style-name="T4">A D</text:span><text:line-break/>Buď zvelebe-ný, buď zvelebený, buď zvelebe-ný, za Tvoje slovo, slovo od nás.</text:p>
      <text:h text:style-name="P4" text:outline-level="1"><text:soft-page-break/><text:span text:style-name="T3">0012 </text:span>Pán náš, Kráľ náš</text:h>
      <text:h text:style-name="P5" text:outline-level="2"><text:span text:style-name="T4">H</text:span>udba a text: Eliška</text:h>
      <text:p text:style-name="P2"><text:span text:style-name="T4">C G F C F G C G C G F C F G C G / Amaj7 D A G D G A D / Hmaj7 E H A E A H E</text:span><text:line-break/>P<text:span text:style-name="T4">á</text:span>n n<text:span text:style-name="T4">áš</text:span>, Kr<text:span text:style-name="T4">áľ</text:span> n<text:span text:style-name="T4">áš</text:span>, vyv<text:span text:style-name="T4">ýš</text:span>en<text:span text:style-name="T4">ý</text:span> bu<text:span text:style-name="T4">ď</text:span> n<text:span text:style-name="T4">á</text:span>m. P<text:span text:style-name="T4">á</text:span>n n<text:span text:style-name="T4">á</text:span>š, Kr<text:span text:style-name="T4">áľ</text:span> n<text:span text:style-name="T4">á</text:span>s, sl<text:span text:style-name="T4">á</text:span>vne <text:span text:style-name="T4">M</text:span>eno Ty maš.</text:p>
      <text:h text:style-name="P4" text:outline-level="1"><text:span text:style-name="T3">0013 </text:span>Ty si zomrel za hriech môj</text:h>
      <text:h text:style-name="P5" text:outline-level="2"><text:span text:style-name="T4">H</text:span>udba a text: Eliška</text:h>
      <text:p text:style-name="P2">A <text:span text:style-name="T6">D</text:span> A D E<text:line-break/>1. Ty si zomrel za hriech môj, Ty s<text:span text:style-name="T7">i</text:span> m<text:span text:style-name="T7">i</text:span> putá roztrhol,</text:p>
      <text:p text:style-name="P2"><text:span text:style-name="T7">fis E D A D E</text:span><text:line-break/><text:span text:style-name="T7">[</text:span>: Ty si vyrval môj život z večnej záhuby, Ty si Boh, čo nikdy neopustí.:<text:span text:style-name="T7">]</text:span></text:p>
      <text:p text:style-name="P2">2. Ty ma chrániš, Pane môj, Ty mi dávaš pokoj <text:span text:style-name="T7">s</text:span>voj,</text:p>
      <text:p text:style-name="P2"><text:span text:style-name="T7">[</text:span>: Ty si vyrval môj život z večnej záhuby, Ty si Boh, čo nikdy neopustí.:<text:span text:style-name="T7">]</text:span></text:p>
      <text:p text:style-name="P2"/>
      <text:p text:style-name="P2">C F C F G<text:line-break/>R<text:span text:style-name="T8">ef.</text:span>: Budem Ťa chváliť, Pane môj, že <text:span text:style-name="T9">si</text:span> zh<text:span text:style-name="T9">li</text:span>adol na <text:span text:style-name="T9">ľ</text:span>ud <text:span text:style-name="T9">S</text:span>voj,</text:p>
      <text:p text:style-name="P2">a e F C <text:span text:style-name="T9">F </text:span>G<text:line-break/><text:span text:style-name="T9">[</text:span>: že si miloval nás tak veľmi, nezištný náš Pán, chceme Ti spievať pieseň chvál.:|</text:p>
      <text:h text:style-name="P4" text:outline-level="1"><text:span text:style-name="T10">0014 </text:span>Dobrý je Pán a žije uprostred nás</text:h>
      <text:h text:style-name="P5" text:outline-level="2"><text:span text:style-name="T4">H</text:span>udba a text: Eliška</text:h>
      <text:p text:style-name="P2"><text:span text:style-name="T11">C</text:span> F G F G <text:span text:style-name="T11">C</text:span> a<text:span text:style-name="T11">7</text:span> F G <text:span text:style-name="T11">C</text:span></text:p>
      <text:p text:style-name="P2">1. Dobrý je Pán a žije uprostred nás, Jeho <text:span text:style-name="T11">M</text:span>eno sväté Duch B<text:span text:style-name="T11">oží</text:span> velebí v nás.</text:p>
      <text:p text:style-name="P7">2. Mocný… 3. Svätý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Ubuntu Mono" fo:language="sk" fo:country="SK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Ubuntu Mono1" fo:font-size="12pt" fo:language="sk" fo:country="SK" officeooo:rsid="000567c2" style:font-name-asian="DejaVu Sans Mono" style:font-size-asian="12pt" style:font-name-complex="Lohit Hindi2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in" style:contextual-spacing="false"/>
      <style:text-properties fo:font-size="115%" fo:language="sk" fo:country="SK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1201in" style:contextual-spacing="false" fo:text-indent="0in" style:auto-text-indent="false"/>
      <style:text-properties style:font-name="Ubuntu Mon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 LibreOffice_project/410m0$Build-3</meta:generator>
    <dc:date>2014-04-12T15:59:59.882129675</dc:date>
    <dc:creator>Live user</dc:creator>
    <meta:editing-duration>PT2M23S</meta:editing-duration>
    <meta:editing-cycles>3</meta:editing-cycles>
    <meta:document-statistic meta:table-count="0" meta:image-count="0" meta:object-count="0" meta:page-count="3" meta:paragraph-count="62" meta:word-count="836" meta:character-count="3657" meta:non-whitespace-character-count="288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0.1a" VL:creator="Live user" dc:date-time="2014-04-12T16:00:00"/>
</VL:version-list>
</file>